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Text_20_body">
      <style:text-properties officeooo:rsid="0030b1e0" officeooo:paragraph-rsid="0030b1e0" style:font-name-complex="Akaash"/>
    </style:style>
    <style:style style:name="P2" style:family="paragraph" style:parent-style-name="BlankRow">
      <style:text-properties officeooo:rsid="002dfb5e" style:font-name-complex="Akaash"/>
    </style:style>
    <style:style style:name="P3" style:family="paragraph" style:parent-style-name="Footnote">
      <style:text-properties officeooo:rsid="0030b1e0" officeooo:paragraph-rsid="0030b1e0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Here is a <text:note text:id="ftn0" text:note-class="footnote"><text:note-citation>1</text:note-citation><text:note-body><text:p text:style-name="P3">This is a footnote</text:p></text:note-body></text:note>footnote. And here is <text:note text:id="ftn1" text:note-class="footnote"><text:note-citation>2</text:note-citation><text:note-body><text:p text:style-name="P3">Another footnote</text:p></text:note-body></text:note>another footnote. Yet another (3<text:span text:style-name="T1">rd</text:span>)<text:note text:id="ftn2" text:note-class="footnote"><text:note-citation>3</text:note-citation><text:note-body><text:p text:style-name="P3">Third footnote</text:p></text:note-body></text:note> footno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 fo:text-align="start" style:justify-single-word="false"/>
      <style:text-properties style:font-name="Arial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201in" fo:margin-bottom="0.0799in" style:contextual-spacing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1T07:00:51.786000000</dc:date>
    <meta:editing-duration>PT2H54M9S</meta:editing-duration>
    <meta:editing-cycles>30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4" meta:word-count="21" meta:character-count="127" meta:non-whitespace-character-count="11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